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 Serif" svg:font-family="'Sans Serif'"/>
  </office:font-face-decls>
  <office:automatic-styles>
    <style:style style:name="P1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style:font-name="Sans Serif" fo:font-size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9 11 5 10</text:p>
      <text:p text:style-name="P1">33 29 11 15</text:p>
      <text:p text:style-name="P1">19 11 5 7</text:p>
      <text:p text:style-name="P1">13 17 5 7</text:p>
      <text:p text:style-name="P1">31 14 6 11</text:p>
      <text:p text:style-name="P1">3 38 1 3</text:p>
      <text:p text:style-name="P1">34 5 3 5</text:p>
      <text:p text:style-name="P1">16 13 5 7</text:p>
      <text:p text:style-name="P1">34 34 17 17</text:p>
      <text:p text:style-name="P1">32 14 6 11</text:p>
      <text:p text:style-name="P1">32 19 7 12</text:p>
      <text:p text:style-name="P1">39 29 11 17</text:p>
      <text:p text:style-name="P1">3 16 1 3</text:p>
      <text:p text:style-name="P1">32 12 4 11</text:p>
      <text:p text:style-name="P1">6 5 3 2</text:p>
      <text:p text:style-name="P1">37 16 6 13</text:p>
      <text:p text:style-name="P1">30 6 2 6</text:p>
      <text:p text:style-name="P1">28 13 5 10</text:p>
      <text:p text:style-name="P1">7 0 0 0</text:p>
      <text:p text:style-name="P1">18 6 2 6</text:p>
      <text:p text:style-name="P1">5 20 3 5</text:p>
      <text:p text:style-name="P1">37 20 8 14</text:p>
      <text:p text:style-name="P1">6 18 2 6</text:p>
      <text:p text:style-name="P1">16 34 6 12</text:p>
      <text:p text:style-name="P1">8 38 4 8</text:p>
      <text:p text:style-name="P1">14 3 1 3</text:p>
      <text:p text:style-name="P1">24 12 4 9</text:p>
      <text:p text:style-name="P1">11 35 5 11</text:p>
      <text:p text:style-name="P1">36 1 1 1</text:p>
      <text:p text:style-name="P1">34 31 11 16</text:p>
      <text:p text:style-name="P1">9 39 3 9</text:p>
      <text:p text:style-name="P1">14 5 3 4</text:p>
      <text:p text:style-name="P1">5 11 3 4</text:p>
      <text:p text:style-name="P1">8 8 4 4</text:p>
      <text:p text:style-name="P1">37 26 10 15</text:p>
      <text:p text:style-name="P1">28 36 10 16</text:p>
      <text:p text:style-name="P1">29 7 3 7</text:p>
      <text:p text:style-name="P1">3 1 1 1</text:p>
      <text:p text:style-name="P1">21 12 4 8</text:p>
      <text:p text:style-name="P1">25 20 8 11</text:p>
      <text:p text:style-name="P1">29 22 8 12</text:p>
      <text:p text:style-name="P1">40 11 5 11</text:p>
      <text:p text:style-name="P1">1 7 1 1</text:p>
      <text:p text:style-name="P1">22 26 8 12</text:p>
      <text:p text:style-name="P1">0 26 0 0</text:p>
      <text:p text:style-name="P1">8 24 4 8</text:p>
      <text:p text:style-name="P1">28 27 9 13</text:p>
      <text:p text:style-name="P1">5 1 1 1</text:p>
      <text:p text:style-name="P1">33 40 11 18</text:p>
      <text:p text:style-name="P1">28 14 6 10</text:p>
      <text:p text:style-name="P1">5 2 1 1</text:p>
      <text:p text:style-name="P1"><text:soft-page-break/>3 11 1 3</text:p>
      <text:p text:style-name="P1">16 22 6 9</text:p>
      <text:p text:style-name="P1">14 33 6 11</text:p>
      <text:p text:style-name="P1">35 39 13 18</text:p>
      <text:p text:style-name="P1">16 14 5 7</text:p>
      <text:p text:style-name="P1">6 14 2 5</text:p>
      <text:p text:style-name="P1">35 18 6 13</text:p>
      <text:p text:style-name="P1">26 24 8 12</text:p>
      <text:p text:style-name="P1">0 16 0 0</text:p>
      <text:p text:style-name="P1">37 13 5 12</text:p>
      <text:p text:style-name="P1">20 38 8 14</text:p>
      <text:p text:style-name="P1">26 18 6 11</text:p>
      <text:p text:style-name="P1">2 38 2 2</text:p>
      <text:p text:style-name="P1">13 11 4 6</text:p>
      <text:p text:style-name="P1">31 35 11 16</text:p>
      <text:p text:style-name="P1">38 10 4 10</text:p>
      <text:p text:style-name="P1">18 20 6 9</text:p>
      <text:p text:style-name="P1">38 38 19 19</text:p>
      <text:p text:style-name="P1">13 34 5 11</text:p>
      <text:p text:style-name="P1">17 34 7 12</text:p>
      <text:p text:style-name="P1">31 24 8 13</text:p>
      <text:p text:style-name="P1">6 9 2 3</text:p>
      <text:p text:style-name="P1">16 19 6 8</text:p>
      <text:p text:style-name="P1">14 15 5 7</text:p>
      <text:p text:style-name="P1">30 36 10 16</text:p>
      <text:p text:style-name="P1">7 26 3 7</text:p>
      <text:p text:style-name="Text_20_body"/>
      <text:p text:style-name="Text_20_body"/>
      <text:p text:style-name="P1">#include&lt;iostream&gt;</text:p>
      <text:p text:style-name="P1">using namespace std;</text:p>
      <text:p text:style-name="P1">int main()</text:p>
      <text:p text:style-name="P1">{</text:p>
      <text:p text:style-name="P1">int t;</text:p>
      <text:p text:style-name="P1">long long a, b, k, d, mini;</text:p>
      <text:p text:style-name="P1">cin&gt;&gt;t;</text:p>
      <text:p text:style-name="P1">for(int i=1; i&lt;=t; i++)</text:p>
      <text:p text:style-name="P1">{</text:p>
      <text:p text:style-name="P1">cin&gt;&gt;a&gt;&gt;b;// 5 5</text:p>
      <text:p text:style-name="P1">k=0;</text:p>
      <text:p text:style-name="P1">if(a==b &amp;&amp; a+b&gt;=4)</text:p>
      <text:p text:style-name="P1">{</text:p>
      <text:p text:style-name="P1">k=k+a/2;</text:p>
      <text:p text:style-name="P1">a=a%2;</text:p>
      <text:p text:style-name="P1">b=b%2;</text:p>
      <text:p text:style-name="P1">}</text:p>
      <text:p text:style-name="P1">while(a+b&gt;=4 &amp;&amp; a&gt;0 &amp;&amp; b&gt;0)</text:p>
      <text:p text:style-name="P1">{</text:p>
      <text:p text:style-name="P1">if(a&gt;b) {a=a-3;b--;k++;} </text:p>
      <text:p text:style-name="P1">if(b&gt;a) {b=b-3;a--;k++;}</text:p>
      <text:p text:style-name="P1">if(a==2 &amp;&amp; b==2) { a=0;b=0;k++;}</text:p>
      <text:p text:style-name="P1"><text:soft-page-break/>}</text:p>
      <text:p text:style-name="P1">cout&lt;&lt;k&lt;&lt;endl;</text:p>
      <text:p text:style-name="P1">}</text:p>
      <text:p text:style-name="P1">return 0;</text:p>
      <text:p text:style-name="P1">}</text:p>
      <text:p text:style-name="P1">#include&lt;iostream&gt;</text:p>
      <text:p text:style-name="P1">using namespace std;</text:p>
      <text:p text:style-name="P1">int main()</text:p>
      <text:p text:style-name="P1">{</text:p>
      <text:p text:style-name="P1">int t;</text:p>
      <text:p text:style-name="P1">long long a, b, k, d, mini;</text:p>
      <text:p text:style-name="P1">cin&gt;&gt;t;</text:p>
      <text:p text:style-name="P1">for(int i=1; i&lt;=t; i++)</text:p>
      <text:p text:style-name="P1">{</text:p>
      <text:p text:style-name="P1">cin&gt;&gt;a&gt;&gt;b;</text:p>
      <text:p text:style-name="P1">k=0;</text:p>
      <text:p text:style-name="P1">while(a&gt;0 &amp;&amp; b&gt;0 &amp;&amp;(a+b&gt;=4))</text:p>
      <text:p text:style-name="P1">{</text:p>
      <text:p text:style-name="P1">//fout&lt;&lt;a&lt;&lt;' '&lt;&lt;b&lt;&lt;endl; // 14 5</text:p>
      <text:p text:style-name="P1">while(b&lt;a &amp;&amp; a&gt;0 &amp;&amp; b&gt;0 &amp;&amp;(a+b&gt;=4)) </text:p>
      <text:p text:style-name="P1">{</text:p>
      <text:p text:style-name="P1">//cout&lt;&lt;"a\n";</text:p>
      <text:p text:style-name="P1">mini=min(a/3, b); // 4 5 </text:p>
      <text:p text:style-name="P1">a=a-mini*3; // 14-12=2</text:p>
      <text:p text:style-name="P1">b=b-mini;// 5-4=1</text:p>
      <text:p text:style-name="P1">k+=mini;//4</text:p>
      <text:p text:style-name="P1">}</text:p>
      <text:p text:style-name="P1">while(a&lt;b &amp;&amp; a&gt;0 &amp;&amp; b&gt;0 &amp;&amp;(a+b&gt;=4)) </text:p>
      <text:p text:style-name="P1">{</text:p>
      <text:p text:style-name="P1">//cout&lt;&lt;"b\n";</text:p>
      <text:p text:style-name="P1">mini=min(a, b/3);</text:p>
      <text:p text:style-name="P1">b=b-mini*3;</text:p>
      <text:p text:style-name="P1">a=a-mini;</text:p>
      <text:p text:style-name="P1">k+=mini;</text:p>
      <text:p text:style-name="P1">}</text:p>
      <text:p text:style-name="P1">if(a==b &amp;&amp;(a+b&gt;=4) ) // 11 11 9 9 7 7 5 5 3 3 1 1</text:p>
      <text:p text:style-name="P1">{</text:p>
      <text:p text:style-name="P1">while(a&gt;1)</text:p>
      <text:p text:style-name="P1">{ </text:p>
      <text:p text:style-name="P1">//cout&lt;&lt;"c\n";</text:p>
      <text:p text:style-name="P1">k=k+a/2; //10 </text:p>
      <text:p text:style-name="P1">a=a%2;//0 sau 1 </text:p>
      <text:p text:style-name="P1">b=b%2; //0</text:p>
      <text:p text:style-name="P1">}</text:p>
      <text:p text:style-name="P1">}</text:p>
      <text:p text:style-name="P1">}</text:p>
      <text:p text:style-name="P1">if(a&lt;0 || b&lt;0) k--;</text:p>
      <text:p text:style-name="P1">cout&lt;&lt;k&lt;&lt;endl;</text:p>
      <text:p text:style-name="P1">//fout&lt;&lt;k&lt;&lt;"\n---------------\n";</text:p>
      <text:p text:style-name="P1">}</text:p>
      <text:p text:style-name="P1">return 0;</text:p>
      <text:p text:style-name="P1"><text:soft-page-break/>}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 Serif" svg:font-family="'Sans Serif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8T11:07:18.483058602</meta:creation-date>
    <dc:date>2023-10-08T21:29:10.990090987</dc:date>
    <meta:editing-duration>PT10H21M55S</meta:editing-duration>
    <meta:editing-cycles>1</meta:editing-cycles>
    <meta:document-statistic meta:table-count="0" meta:image-count="0" meta:object-count="0" meta:page-count="4" meta:paragraph-count="151" meta:word-count="475" meta:character-count="1620" meta:non-whitespace-character-count="1293"/>
    <meta:generator>LibreOffice/7.5.6.2$Linux_X86_64 LibreOffice_project/50$Build-2</meta:generator>
  </office:meta>
</office:document-meta>
</file>